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C00000038FB14995BF42D7BA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9.466cm" fo:margin-left="-0.974cm" table:align="left"/>
    </style:style>
    <style:style style:name="Table1.A" style:family="table-column">
      <style:table-column-properties style:column-width="4.362cm"/>
    </style:style>
    <style:style style:name="Table1.B" style:family="table-column">
      <style:table-column-properties style:column-width="15.104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82cm" fo:margin-left="-1.002cm" table:align="left"/>
    </style:style>
    <style:style style:name="Table2.A" style:family="table-column">
      <style:table-column-properties style:column-width="3.193cm"/>
    </style:style>
    <style:style style:name="Table2.B" style:family="table-column">
      <style:table-column-properties style:column-width="8.211cm"/>
    </style:style>
    <style:style style:name="Table2.C" style:family="table-column">
      <style:table-column-properties style:column-width="2.194cm"/>
    </style:style>
    <style:style style:name="Table2.D" style:family="table-column">
      <style:table-column-properties style:column-width="6.184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29cm" fo:margin-left="-1.032cm" table:align="left"/>
    </style:style>
    <style:style style:name="Table3.A" style:family="table-column">
      <style:table-column-properties style:column-width="5.53cm"/>
    </style:style>
    <style:style style:name="Table3.B" style:family="table-column">
      <style:table-column-properties style:column-width="14.199cm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none"/>
    </style:style>
    <style:style style:name="Table3.B2" style:family="table-cell">
      <style:table-cell-properties fo:padding="0.097cm" fo:border-left="none" fo:border-right="0.5pt solid #000000" fo:border-top="none" fo:border-bottom="none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none" fo:border-right="0.5pt solid #000000" fo:border-top="none" fo:border-bottom="0.5pt solid #000000"/>
    </style:style>
    <style:style style:name="Table5" style:family="table">
      <style:table-properties style:width="19.761cm" fo:margin-left="-1.06cm" table:align="left"/>
    </style:style>
    <style:style style:name="Table5.A" style:family="table-column">
      <style:table-column-properties style:column-width="2.309cm"/>
    </style:style>
    <style:style style:name="Table5.B" style:family="table-column">
      <style:table-column-properties style:column-width="2.794cm"/>
    </style:style>
    <style:style style:name="Table5.C" style:family="table-column">
      <style:table-column-properties style:column-width="1.939cm"/>
    </style:style>
    <style:style style:name="Table5.D" style:family="table-column">
      <style:table-column-properties style:column-width="2.053cm"/>
    </style:style>
    <style:style style:name="Table5.E" style:family="table-column">
      <style:table-column-properties style:column-width="2.251cm"/>
    </style:style>
    <style:style style:name="Table5.F" style:family="table-column">
      <style:table-column-properties style:column-width="2.993cm"/>
    </style:style>
    <style:style style:name="Table5.G" style:family="table-column">
      <style:table-column-properties style:column-width="1.91cm"/>
    </style:style>
    <style:style style:name="Table5.H" style:family="table-column">
      <style:table-column-properties style:column-width="3.512cm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H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9.756cm" fo:margin-left="-1.06cm" table:align="left"/>
    </style:style>
    <style:style style:name="Table4.A" style:family="table-column">
      <style:table-column-properties style:column-width="19.756cm"/>
    </style:style>
    <style:style style:name="Table4.A1" style:family="table-cell">
      <style:table-cell-properties fo:padding="0.097cm" fo:border="0.5pt solid #000000"/>
    </style:style>
    <style:style style:name="P1" style:family="paragraph" style:parent-style-name="Header">
      <style:text-properties officeooo:rsid="0117a0e1" officeooo:paragraph-rsid="01718b3b"/>
    </style:style>
    <style:style style:name="P2" style:family="paragraph" style:parent-style-name="Text_20_body">
      <style:paragraph-properties fo:line-height="100%" style:writing-mode="lr-tb"/>
      <style:text-properties fo:color="#5983b0" loext:opacity="100%" style:font-name="Verdana" fo:font-size="8pt" style:font-size-asian="8pt" style:font-size-complex="8pt"/>
    </style:style>
    <style:style style:name="P3" style:family="paragraph" style:parent-style-name="Text_20_body">
      <style:paragraph-properties fo:margin-top="0cm" fo:margin-bottom="0cm" style:contextual-spacing="false" fo:line-height="100%" style:writing-mode="lr-tb"/>
      <style:text-properties fo:color="#5983b0" loext:opacity="100%" style:font-name="Verdana" fo:font-size="8pt" officeooo:paragraph-rsid="019bf00a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color="#2a6099" loext:opacity="100%" style:font-name="Verdana" fo:font-size="9pt" style:text-underline-style="none" fo:font-weight="normal" officeooo:rsid="015338df" officeooo:paragraph-rsid="015338df" style:font-name-asian="LiberationSans" style:font-size-asian="9pt" style:font-weight-asian="normal" style:font-name-complex="Tahoma" style:font-size-complex="9pt" style:font-weight-complex="normal"/>
    </style:style>
    <style:style style:name="P5" style:family="paragraph" style:parent-style-name="Standard">
      <style:paragraph-properties fo:text-align="start" style:justify-single-word="false" style:snap-to-layout-grid="false"/>
      <style:text-properties fo:color="#2a6099" loext:opacity="100%" style:font-name="Verdana" fo:font-size="9pt" style:text-underline-style="solid" style:text-underline-type="double" style:text-underline-width="auto" style:text-underline-color="font-color" fo:font-weight="normal" officeooo:rsid="010ed64d" officeooo:paragraph-rsid="0157e76f" style:font-name-asian="LiberationSans" style:font-size-asian="9pt" style:font-weight-asian="normal" style:font-name-complex="Tahoma" style:font-size-complex="9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2a6099" loext:opacity="100%" style:font-name="Verdana" fo:font-size="11pt" style:text-underline-style="none" fo:font-weight="bold" officeooo:rsid="010ed292" officeooo:paragraph-rsid="010ed292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8.546cm"/>
          <style:tab-stop style:position="15.946cm"/>
        </style:tab-stops>
      </style:paragraph-properties>
      <style:text-properties fo:color="#2a6099" loext:opacity="100%" style:font-name="Verdana" fo:font-size="11pt" style:text-underline-style="none" fo:font-weight="bold" officeooo:rsid="010ed64d" officeooo:paragraph-rsid="016f092a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8.546cm"/>
          <style:tab-stop style:position="15.946cm"/>
        </style:tab-stops>
      </style:paragraph-properties>
      <style:text-properties fo:color="#2a6099" loext:opacity="100%" style:font-name="Verdana" fo:font-size="11pt" style:text-underline-style="none" fo:font-weight="bold" officeooo:rsid="010ed64d" officeooo:paragraph-rsid="018a76d7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8.546cm"/>
          <style:tab-stop style:position="15.109cm"/>
        </style:tab-stops>
      </style:paragraph-properties>
      <style:text-properties fo:color="#2a6099" loext:opacity="100%" style:font-name="Verdana" fo:font-size="11pt" style:text-underline-style="none" fo:font-weight="bold" officeooo:rsid="010ed64d" officeooo:paragraph-rsid="018a76d7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2a6099" loext:opacity="100%" style:font-name="Verdana" fo:font-size="11pt" style:text-underline-style="none" fo:font-weight="bold" officeooo:rsid="010ed64d" officeooo:paragraph-rsid="0176b392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2a6099" loext:opacity="100%" style:font-name="Verdana" fo:font-size="10pt" style:text-underline-style="none" fo:font-weight="normal" officeooo:rsid="015338df" officeooo:paragraph-rsid="01b8f4d0" style:font-name-asian="LiberationSans" style:font-size-asian="10pt" style:font-weight-asian="normal" style:font-name-complex="Tahoma" style:font-size-complex="10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-1.101cm" fo:margin-right="0cm" fo:text-align="start" style:justify-single-word="false" fo:text-indent="0cm" style:auto-text-indent="false" style:page-number="auto" fo:background-color="transparent"/>
      <style:text-properties fo:color="#2a6099" loext:opacity="100%" style:font-name="Verdana" fo:font-size="10pt" style:text-underline-style="none" fo:font-weight="bold" officeooo:rsid="010ed64d" officeooo:paragraph-rsid="0176b392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2a6099" loext:opacity="100%" style:font-name="Verdana" fo:font-size="10pt" style:text-underline-style="none" fo:font-weight="bold" officeooo:rsid="010ed64d" officeooo:paragraph-rsid="010ed64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8.546cm"/>
          <style:tab-stop style:position="15.109cm"/>
        </style:tab-stops>
      </style:paragraph-properties>
      <style:text-properties fo:color="#2a6099" loext:opacity="100%" style:font-name="Verdana" fo:font-size="10pt" style:text-underline-style="none" fo:font-weight="bold" officeooo:rsid="010ed64d" officeooo:paragraph-rsid="018a76d7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 style:snap-to-layout-grid="false"/>
      <style:text-properties fo:color="#2a6099" loext:opacity="100%" style:font-name="Verdana" fo:font-size="10pt" style:text-underline-style="solid" style:text-underline-type="double" style:text-underline-width="auto" style:text-underline-color="font-color" fo:font-weight="normal" officeooo:rsid="010ed64d" officeooo:paragraph-rsid="01efffa4" style:font-name-asian="LiberationSans" style:font-size-asian="10pt" style:font-weight-asian="normal" style:font-name-complex="Tahoma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officeooo:rsid="010ed292" officeooo:paragraph-rsid="010ed292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officeooo:rsid="010ed292" officeooo:paragraph-rsid="0124eba9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officeooo:rsid="010ed292" officeooo:paragraph-rsid="01ae6230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officeooo:rsid="010ed292" officeooo:paragraph-rsid="01b106b7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officeooo:rsid="010ed292" officeooo:paragraph-rsid="01b8f4d0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10pt" officeooo:rsid="010ed292" officeooo:paragraph-rsid="01efffa4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0pt" officeooo:rsid="010ed292" officeooo:paragraph-rsid="01c5738e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0pt" officeooo:rsid="010ed292" officeooo:paragraph-rsid="01eb8c1a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0pt" officeooo:rsid="010ed292" officeooo:paragraph-rsid="02185565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0pt" officeooo:rsid="010ed292" officeooo:paragraph-rsid="01b8f4d0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0pt" officeooo:rsid="010ed292" officeooo:paragraph-rsid="01bce142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10pt" officeooo:rsid="01e78f87" officeooo:paragraph-rsid="01e78f87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Verdana" fo:font-size="10pt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Verdana" fo:font-size="10pt" officeooo:paragraph-rsid="01e78f87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Verdana" fo:font-size="10pt" officeooo:paragraph-rsid="0124eba9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Verdana" fo:font-size="10pt" officeooo:rsid="01de6787" officeooo:paragraph-rsid="01de6787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10pt" officeooo:rsid="01b8f4d0" officeooo:paragraph-rsid="01b8f4d0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10pt" officeooo:rsid="01efffa4" officeooo:paragraph-rsid="01efffa4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Verdana" fo:font-size="10pt" officeooo:rsid="010ed64d" officeooo:paragraph-rsid="010ed64d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Verdana" fo:font-size="10pt" officeooo:rsid="010ed292" officeooo:paragraph-rsid="01b8f4d0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font-name="Verdana" fo:font-size="10pt" officeooo:rsid="01bb6a10" officeooo:paragraph-rsid="01bb6a10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fo:color="#2a6099" loext:opacity="100%" style:font-name="Verdana" fo:font-size="10pt" officeooo:rsid="010ed64d" officeooo:paragraph-rsid="0126ba57" style:font-size-asian="10pt" style:font-size-complex="10pt"/>
    </style:style>
    <style:style style:name="T1" style:family="text">
      <style:text-properties fo:color="#2a6099" loext:opacity="100%" style:font-name="Verdan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10ed292"/>
    </style:style>
    <style:style style:name="T4" style:family="text">
      <style:text-properties style:text-underline-style="none" fo:font-weight="normal" style:font-name-asian="LiberationSans" style:font-weight-asian="normal" style:font-name-complex="Tahoma" style:font-weight-complex="normal"/>
    </style:style>
    <style:style style:name="T5" style:family="text">
      <style:text-properties fo:color="#000000" loext:opacity="100%" fo:font-weight="normal" officeooo:rsid="010ed292" style:font-weight-asian="normal" style:font-weight-complex="normal"/>
    </style:style>
    <style:style style:name="T6" style:family="text">
      <style:text-properties officeooo:rsid="01a6ccab"/>
    </style:style>
    <style:style style:name="T7" style:family="text">
      <style:text-properties officeooo:rsid="01d85a41"/>
    </style:style>
    <style:style style:name="T8" style:family="text">
      <style:text-properties officeooo:rsid="01de6787"/>
    </style:style>
    <style:style style:name="T9" style:family="text">
      <style:text-properties officeooo:rsid="021b40b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6"><text:span text:style-name="T7">INVOICE</text:span> RECEIPT NOTE-<text:span text:style-name="T9">CONSIGNMENT</text:span></text:p>
      <table:table table:name="Table1" table:style-name="Table1">
        <table:table-column table:style-name="Table1.A"/>
        <table:table-column table:style-name="Table1.B"/>
        <table:table-row table:style-name="TableLine4570326048">
          <table:table-cell table:style-name="Table1.A1" office:value-type="string">
            <text:p text:style-name="P16">Vendor Name</text:p>
          </table:table-cell>
          <table:table-cell table:style-name="Table1.A1" office:value-type="string">
            <text:p text:style-name="P28">: <text:placeholder text:placeholder-type="text">&lt;o.partner_id.name&gt;</text:placeholder></text:p>
          </table:table-cell>
        </table:table-row>
        <table:table-row table:style-name="TableLine4569854352">
          <table:table-cell table:style-name="Table1.A1" office:value-type="string">
            <text:p text:style-name="P27">Estate Name</text:p>
          </table:table-cell>
          <table:table-cell table:style-name="Table1.A1" office:value-type="string">
            <text:p text:style-name="P29">: <text:placeholder text:placeholder-type="text">&lt;o.partner_id.estate_name&gt;</text:placeholder></text:p>
          </table:table-cell>
        </table:table-row>
        <table:table-row table:style-name="TableLine4570695504">
          <table:table-cell table:style-name="Table1.A1" office:value-type="string">
            <text:p text:style-name="P16">Vendor Address</text:p>
          </table:table-cell>
          <table:table-cell table:style-name="Table1.A1" office:value-type="string">
            <text:p text:style-name="P30">: <text:span text:style-name="T4"><text:placeholder text:placeholder-type="text">&lt;get_address(o.partner_id)&gt;</text:placeholder></text:span></text:p>
          </table:table-cell>
        </table:table-row>
        <table:table-row table:style-name="TableLine4570274288">
          <table:table-cell table:style-name="Table1.A1" office:value-type="string">
            <text:p text:style-name="P16">GSTIN Number</text:p>
          </table:table-cell>
          <table:table-cell table:style-name="Table1.A1" office:value-type="string">
            <text:p text:style-name="P30">: <text:placeholder text:placeholder-type="text">&lt;o.partner_id.vat&gt;</text:placeholder></text:p>
          </table:table-cell>
        </table:table-row>
        <table:table-row table:style-name="TableLine4570003776">
          <table:table-cell table:style-name="Table1.A1" office:value-type="string">
            <text:p text:style-name="P16">PAN Number</text:p>
          </table:table-cell>
          <table:table-cell table:style-name="Table1.A1" office:value-type="string">
            <text:p text:style-name="P30">: <text:placeholder text:placeholder-type="text">&lt;o.partner_id.pan_number&gt;</text:placeholder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4570330496">
          <table:table-cell table:style-name="Table2.A1" table:number-columns-spanned="2" office:value-type="string">
            <text:p text:style-name="P31">Consignment Contract No: <text:span text:style-name="T3"><text:placeholder text:placeholder-type="text">&lt;o.name&gt;</text:placeholder></text:span></text:p>
          </table:table-cell>
          <table:covered-table-cell/>
          <table:table-cell table:style-name="Table2.A1" table:number-columns-spanned="2" office:value-type="string">
            <text:p text:style-name="P31">Consignment Contract Date<text:span text:style-name="T3">: </text:span><text:span text:style-name="T3"><text:placeholder text:placeholder-type="text">&lt;get_date(o.date_order)&gt;</text:placeholder></text:span></text:p>
          </table:table-cell>
          <table:covered-table-cell/>
        </table:table-row>
        <table:table-row table:style-name="TableLine4569994592">
          <table:table-cell table:style-name="Table2.A1" office:value-type="string">
            <text:p text:style-name="P17">Type of Coffee</text:p>
          </table:table-cell>
          <table:table-cell table:style-name="Table2.A1" office:value-type="string">
            <text:p text:style-name="P18">: <text:placeholder text:placeholder-type="text">&lt;o.product_id.display_wb&gt;</text:placeholder></text:p>
          </table:table-cell>
          <table:table-cell table:style-name="Table2.A1" office:value-type="string">
            <text:p text:style-name="P17">HSN Code</text:p>
          </table:table-cell>
          <table:table-cell table:style-name="Table2.A1" office:value-type="string">
            <text:p text:style-name="P18">: <text:placeholder text:placeholder-type="text">&lt;o.product_id.l10n_in_hsn_code&gt;</text:placeholder>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 table:style-name="TableLine4570723744">
          <table:table-cell table:style-name="Table3.A1" table:number-columns-spanned="2" office:value-type="string">
            <text:p text:style-name="P22">WEIGHT DETAILS</text:p>
          </table:table-cell>
          <table:covered-table-cell/>
        </table:table-row>
        <table:table-row table:style-name="TableLine4570713472">
          <table:table-cell table:style-name="Table3.A2" office:value-type="string">
            <text:p text:style-name="P17">No of Bags</text:p>
          </table:table-cell>
          <table:table-cell table:style-name="Table3.B2" office:value-type="string">
            <text:p text:style-name="P19">: <text:placeholder text:placeholder-type="text">&lt;int(o.number_of_bags)&gt;</text:placeholder></text:p>
          </table:table-cell>
        </table:table-row>
        <table:table-row table:style-name="TableLine4570518416">
          <table:table-cell table:style-name="Table3.A2" office:value-type="string">
            <text:p text:style-name="P17">Packing Mode</text:p>
          </table:table-cell>
          <table:table-cell table:style-name="Table3.B2" office:value-type="string">
            <text:p text:style-name="P19">: <text:placeholder text:placeholder-type="text">&lt;o.packing_id.name&gt;</text:placeholder></text:p>
          </table:table-cell>
        </table:table-row>
        <table:table-row table:style-name="TableLine4570518688">
          <table:table-cell table:style-name="Table3.A4" office:value-type="string">
            <text:p text:style-name="P17">Warehouse</text:p>
          </table:table-cell>
          <table:table-cell table:style-name="Table3.B4" office:value-type="string">
            <text:p text:style-name="P20">: <text:placeholder text:placeholder-type="text">&lt;o.delivery_place_id.name&gt;</text:placeholder>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Line4570521120">
          <table:table-cell table:style-name="Table5.A1" table:number-columns-spanned="8" office:value-type="string">
            <text:p text:style-name="P32"><text:span text:style-name="T8">Regular</text:span> Contract Detai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570322000">
          <table:table-cell table:style-name="Table5.A2" office:value-type="string">
            <text:p text:style-name="P32">Contract No</text:p>
          </table:table-cell>
          <table:table-cell table:style-name="Table5.A2" office:value-type="string">
            <text:p text:style-name="P32">Date</text:p>
          </table:table-cell>
          <table:table-cell table:style-name="Table5.A2" office:value-type="string">
            <text:p text:style-name="P33">Quantity</text:p>
          </table:table-cell>
          <table:table-cell table:style-name="Table5.A2" office:value-type="string">
            <text:p text:style-name="P32">Price per Kg</text:p>
          </table:table-cell>
          <table:table-cell table:style-name="Table5.A2" office:value-type="string">
            <text:p text:style-name="P32">Rate per 50kg Bag</text:p>
          </table:table-cell>
          <table:table-cell table:style-name="Table5.A2" office:value-type="string">
            <text:p text:style-name="P32">Amount</text:p>
          </table:table-cell>
          <table:table-cell table:style-name="Table5.A2" office:value-type="string">
            <text:p text:style-name="P32">Tax Amount</text:p>
          </table:table-cell>
          <table:table-cell table:style-name="Table5.H2" office:value-type="string">
            <text:p text:style-name="P32">Grand Total</text:p>
          </table:table-cell>
        </table:table-row>
        <table:table-row table:style-name="TableLine4570702080">
          <table:table-cell table:style-name="Table5.H2" table:number-columns-spanned="8" office:value-type="string">
            <text:p text:style-name="P11"><text:placeholder text:placeholder-type="text">&lt;for each="line in get_contrac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570702624">
          <table:table-cell table:style-name="Table5.A2" office:value-type="string">
            <text:p text:style-name="P35"><text:placeholder text:placeholder-type="text">&lt;line.name&gt;</text:placeholder></text:p>
          </table:table-cell>
          <table:table-cell table:style-name="Table5.A2" office:value-type="string">
            <text:p text:style-name="P20"><text:placeholder text:placeholder-type="text">&lt;get_date(line.date_order)&gt;</text:placeholder></text:p>
          </table:table-cell>
          <table:table-cell table:style-name="Table5.A2" office:value-type="string">
            <text:p text:style-name="P21"><text:placeholder text:placeholder-type="text">&lt;'{:,}'.format(int(line.total_qty))&gt;</text:placeholder></text:p>
          </table:table-cell>
          <table:table-cell table:style-name="Table5.A2" office:value-type="string">
            <text:p text:style-name="P23"><text:placeholder text:placeholder-type="text">&lt;'{:,.2f}'.format(line.relation_price_unit+line.premium)&gt;</text:placeholder></text:p>
          </table:table-cell>
          <table:table-cell table:style-name="Table5.A2" office:value-type="string">
            <text:p text:style-name="P23"><text:placeholder text:placeholder-type="text">&lt;'{:,.2f}'.format((line.relation_price_unit+line.premium)*50)&gt;</text:placeholder></text:p>
          </table:table-cell>
          <table:table-cell table:style-name="Table5.A2" office:value-type="string">
            <text:p text:style-name="P24"><text:placeholder text:placeholder-type="text">&lt;'{:,.2f}'.format(get_data_amount(line)[0])&gt;</text:placeholder></text:p>
          </table:table-cell>
          <table:table-cell table:style-name="Table5.A2" office:value-type="string">
            <text:p text:style-name="P25"><text:placeholder text:placeholder-type="text">&lt;'{:,.2f}'.format(line.amount_tax)&gt;</text:placeholder></text:p>
          </table:table-cell>
          <table:table-cell table:style-name="Table5.H2" office:value-type="string">
            <text:p text:style-name="P24"><text:placeholder text:placeholder-type="text">&lt;'{:,.2f}'.format(get_data_amount(line)[1])&gt;</text:placeholder></text:p>
          </table:table-cell>
        </table:table-row>
        <table:table-row table:style-name="TableLine4570702896">
          <table:table-cell table:style-name="Table5.H2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570703168">
          <table:table-cell table:style-name="Table5.A2" table:number-columns-spanned="5" office:value-type="string">
            <text:p text:style-name="P36">Total:</text:p>
          </table:table-cell>
          <table:covered-table-cell/>
          <table:covered-table-cell/>
          <table:covered-table-cell/>
          <table:covered-table-cell/>
          <table:table-cell table:style-name="Table5.A2" office:value-type="string">
            <text:p text:style-name="P26"><text:placeholder text:placeholder-type="text">&lt;'{:,.2f}'.format(get_total_amount(o)[0])&gt;</text:placeholder></text:p>
          </table:table-cell>
          <table:table-cell table:style-name="Table5.A2" office:value-type="string">
            <text:p text:style-name="P26"><text:placeholder text:placeholder-type="text">&lt;'{:,.2f}'.format(get_total_amount(o)[1])&gt;</text:placeholder></text:p>
          </table:table-cell>
          <table:table-cell table:style-name="Table5.H2" office:value-type="string">
            <text:p text:style-name="P26"><text:placeholder text:placeholder-type="text">&lt;'{:,.2f}'.format(get_total_amount(o)[2])&gt;</text:placeholder></text:p>
          </table:table-cell>
        </table:table-row>
      </table:table>
      <text:p text:style-name="P10"/>
      <text:p text:style-name="P12">Amount in Words: <text:span text:style-name="T5"><text:placeholder text:placeholder-type="text">&lt;currency_to_text_india(get_total_amount(o)[2])&gt;</text:placeholder></text:span></text:p>
      <table:table table:name="Table4" table:style-name="Table4">
        <table:table-column table:style-name="Table4.A"/>
        <table:table-row table:style-name="TableLine18652778560">
          <table:table-cell table:style-name="Table4.A1" office:value-type="string">
            <text:p text:style-name="P37">Remarks: <text:span text:style-name="T3"><text:placeholder text:placeholder-type="text">&lt;o.note&gt;</text:placeholder></text:span></text:p>
            <text:p text:style-name="P34"/>
            <text:p text:style-name="P34"/>
            <text:p text:style-name="P34"/>
          </table:table-cell>
        </table:table-row>
      </table:table>
      <text:p text:style-name="P13"/>
      <text:p text:style-name="P7"/>
      <text:p text:style-name="P8"><text:tab/></text:p>
      <text:p text:style-name="P7"/>
      <text:p text:style-name="P7"/>
      <text:p text:style-name="P7"/>
      <text:p text:style-name="P9"/>
      <text:p text:style-name="P9"><text:soft-page-break/></text:p>
      <text:p text:style-name="P14">Entered By<text:tab/>Verified By<text:tab/>Authorized B<text:span text:style-name="T6">y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4.339cm" style:type="center"/>
          <style:tab-stop style:position="28.67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4.339cm" style:type="center"/>
          <style:tab-stop style:position="28.67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2cm" style:type="center"/>
          <style:tab-stop style:position="19.985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117a0e1" officeooo:paragraph-rsid="01718b3b"/>
    </style:style>
    <style:style style:name="MP2" style:family="paragraph" style:parent-style-name="Text_20_body">
      <style:paragraph-properties fo:line-height="100%" style:writing-mode="lr-tb"/>
      <style:text-properties fo:color="#5983b0" loext:opacity="100%" style:font-name="Verdana" fo:font-size="8pt" style:font-size-asian="8pt" style:font-size-complex="8pt"/>
    </style:style>
    <style:style style:name="MP3" style:family="paragraph" style:parent-style-name="Text_20_body">
      <style:paragraph-properties fo:margin-top="0cm" fo:margin-bottom="0cm" style:contextual-spacing="false" fo:line-height="100%" style:writing-mode="lr-tb"/>
      <style:text-properties fo:color="#5983b0" loext:opacity="100%" style:font-name="Verdana" fo:font-size="8pt" officeooo:paragraph-rsid="019bf00a" style:font-size-asian="8pt" style:font-size-complex="8pt"/>
    </style:style>
    <style:style style:name="MT1" style:family="text">
      <style:text-properties fo:color="#2a6099" loext:opacity="100%" style:font-name="Verdana"/>
    </style:style>
    <style:style style:name="MT2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0.399cm" fo:margin-bottom="0.064cm" fo:margin-left="2cm" fo:margin-right="0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09cm" fo:margin-left="0cm" fo:margin-right="0cm" fo:margin-bottom="0.499cm" fo:background-color="transparent" draw:fill="none" draw:fill-color="#729fcf"/>
      </style:header-style>
      <style:footer-style>
        <style:header-footer-properties svg:height="2.2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762cm" svg:y="-0.198cm" svg:width="5.791cm" svg:height="1.591cm" draw:z-index="1"><draw:image xlink:href="Pictures/10000001000000CC00000038FB14995BF42D7BA1.png" xlink:type="simple" xlink:show="embed" xlink:actuate="onLoad" draw:mime-type="image/png"/></draw:frame><text:line-break/><text:tab/> <text:span text:style-name="MT1">SUCDEN COFFEE INDIA PRIVATE LIMITED</text:span></text:p>
      </style:header>
      <style:footer>
        <text:p text:style-name="MP2">Registered Office: Sucden Coffee India Private Limited| No.10/1, Vanaraveera Sankirna| <text:span text:style-name="MT2">5th Cross, 9th</text:span> A Main| Jayanagar <text:span text:style-name="MT2">2nd </text:span>Block|Bangalore 560011 | CIN U7220KA2000PTC026767 |GSTIN:29AABCN4066F1ZG| PAN AABCN4066F</text:p>
        <text:p text:style-name="MP3">Factory: Sucden Coffee India Private Limited|Post Box No.51|Plot No.23|KIADB Industrial Area|Kudloor|Kushalnagar|<text:line-break/>Pin:571234 Tel: 08276-278640/27864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6-05-17T11:24:03.213951690</meta:creation-date>
    <dc:date>2024-05-03T13:19:54.377803060</dc:date>
    <meta:editing-duration>PT10H1M12S</meta:editing-duration>
    <meta:editing-cycles>259</meta:editing-cycles>
    <meta:generator>LibreOffice/7.3.3.2$MacOSX_AARCH64 LibreOffice_project/d1d0ea68f081ee2800a922cac8f79445e4603348</meta:generator>
    <meta:document-statistic meta:table-count="5" meta:image-count="1" meta:object-count="0" meta:page-count="2" meta:paragraph-count="54" meta:word-count="146" meta:character-count="1611" meta:non-whitespace-character-count="1514"/>
  </office:meta>
</office:document-meta>
</file>